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62.41mm"/>
    </style:style>
    <style:style style:name="co6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11.84mm" fo:break-before="auto" style:use-optimal-row-height="false"/>
    </style:style>
    <style:style style:name="ro9" style:family="table-row">
      <style:table-row-properties style:row-height="11.62mm" fo:break-before="auto" style:use-optimal-row-height="false"/>
    </style:style>
    <style:style style:name="ro10" style:family="table-row">
      <style:table-row-properties style:row-height="8.55mm" fo:break-before="auto" style:use-optimal-row-height="false"/>
    </style:style>
    <style:style style:name="ro11" style:family="table-row">
      <style:table-row-properties style:row-height="1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F"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T1" style:family="text">
      <style:text-properties style:use-window-font-color="true" fo:language="fr" fo:country="FR" style:letter-kerning="true" style:language-asian="hi" style:country-asian="IN" style:font-name-asian="FreeSans" style:font-size-asian="10pt" style:font-size-complex="10pt"/>
    </style:style>
    <style:style style:name="T2" style:family="text">
      <style:text-properties style:use-window-font-color="true" style:font-name="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plus tard dans la journée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5" office:value-type="string" calcext:value-type="string">
            <text:p>Raspoutine entre dans la maison du fakir</text:p>
          </table:table-cell>
          <table:table-cell/>
          <table:table-cell office:value-type="string" calcext:value-type="string">
            <text:p>Brest ?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 office:value-type="string" calcext:value-type="string">
            <text:p>Plan à inverser par rapport au SB : le fakir doit être à gauche</text:p>
          </table:table-cell>
          <table:table-cell table:style-name="ce5" office:value-type="string" calcext:value-type="string">
            <text:p>Raspoutine découvre le fakir</text:p>
          </table:table-cell>
          <table:table-cell/>
          <table:table-cell office:value-type="string" calcext:value-type="string">
            <text:p>chez Nic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chaussures !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Raspoutine enlève ses chaussures</text:p>
          </table:table-cell>
          <table:table-cell office:value-type="string" calcext:value-type="string">
            <text:p>faire en sorte que les chaussures soient pas enlevées à la mano</text:p>
          </table:table-cell>
          <table:table-cell table:number-columns-repeated="2"/>
          <table:table-cell office:value-type="string" calcext:value-type="string">
            <text:p>prévoir fil invisible pour les chaussur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chaussures se cassent</text:p>
          </table:table-cell>
          <table:table-cell table:number-columns-repeated="2"/>
          <table:table-cell office:value-type="string" calcext:value-type="string">
            <text:p>pancarte du musée en incrustation</text:p>
          </table:table-cell>
          <table:table-cell office:value-type="string" calcext:value-type="string">
            <text:p>Vieux M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Course-poursuite chaussures</text:p>
          </table:table-cell>
          <table:table-cell table:number-columns-repeated="2"/>
          <table:table-cell office:value-type="string" calcext:value-type="string">
            <text:p>à improviser au Vieux Mans, sur la base des montages d’Or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ntre dans le théâtre</text:p>
          </table:table-cell>
          <table:table-cell table:number-columns-repeated="3"/>
          <table:table-cell office:value-type="string" calcext:value-type="string">
            <text:p>Bre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xplore l’entrée</text:p>
          </table:table-cell>
          <table:table-cell table:number-columns-repeated="3"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de dos prépare des nœuds coulants</text:p>
          </table:table-cell>
          <table:table-cell table:number-columns-repeated="2"/>
          <table:table-cell office:value-type="string" calcext:value-type="string">
            <text:p>à éclairer en contre ? Machine à fumée</text:p>
          </table:table-cell>
          <table:table-cell office:value-type="string" calcext:value-type="string">
            <text:p>Pommier ?</text:p>
          </table:table-cell>
          <table:table-cell/>
          <table:table-cell office:value-type="string" calcext:value-type="string">
            <text:p>préparer un bureau de Dalida qu’on emmène avec nou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avance pas rassuré</text:p>
          </table:table-cell>
          <table:table-cell table:number-columns-repeated="2"/>
          <table:table-cell office:value-type="string" calcext:value-type="string">
            <text:p>à envisager tourné de dos, vue pseudo-subjective. saladin croise les chaussures de rasp</text:p>
          </table:table-cell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aiguise des shlass</text:p>
          </table:table-cell>
          <table:table-cell table:number-columns-repeated="5"/>
          <table:table-cell office:value-type="string" calcext:value-type="string">
            <text:p>couteau, faucille, hachette, bâton, cor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7" office:value-type="string" calcext:value-type="string">
            <text:p><text:span text:style-name="T1">Saladin stresse. Claque des dents, mains dans la bouche… (en plus gros plan)</text:span>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les BF allument la lumière</text:p>
          </table:table-cell>
          <table:table-cell/>
          <table:table-cell office:value-type="string" calcext:value-type="string">
            <text:p>La casserole de Crypto-Raspoutine tombe, crypto-saladin la recupère et la met sur interrupteur, abaisse le levier et allume lumière. (aimant pour la casserole)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office:value-type="string" calcext:value-type="string">
            <text:p>Dalida lève la tête et se retourne en fronçant les sourcils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Saladin est rassuré, il recommence à marcher d’un pas assuré, puis sursaute</text:p>
          </table:table-cell>
          <table:table-cell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chaussures ! »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rencontre Dalida Saladin</text:p>
          </table:table-cell>
          <table:table-cell/>
          <table:table-cell office:value-type="string" calcext:value-type="string">
            <text:p>Saladin arrive dans le cadre de Dalida, Dalida le regarde de manière insistante, Saladin finit par enlever une chaussure et lui tendre. Elle lève son bâton de manière neutre, Saladin a une réaction de crainte. Dalida installe son bâton avec les cordes pour faire son trapèze. Elle chope un couteau et la chaussure</text:p>
          </table:table-cell>
          <table:table-cell/>
          <table:table-cell office:value-type="string" calcext:value-type="string">
            <text:p>Pommi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Il faut laisser tes pieds respirer !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onglage trapèze</text:p>
          </table:table-cell>
          <table:table-cell/>
          <table:table-cell office:value-type="string" calcext:value-type="string">
            <text:p>Dalida s’éla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Dalida fait un numéro, et balance des obje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s objets s’envolent en tournoya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tombe en position finale, les objets dans la ma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Chaussure et couteau jonglent, couteau péle la chaussure en plusieurs mouvement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nd la chaussure à Saladin, coupe la corde de sécu avec son couteau, et s’envole avec son trapèze. Saladin est ébahi.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D<text:span text:style-name="T2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3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4:06:13.358274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5:18:27.241196490</dc:date>
    <meta:editing-duration>PT4H5M5S</meta:editing-duration>
    <meta:editing-cycles>71</meta:editing-cycles>
    <meta:generator>LibreOffice/6.1.5.2$Linux_X86_64 LibreOffice_project/10$Build-2</meta:generator>
    <meta:document-statistic meta:table-count="1" meta:cell-count="94" meta:object-count="0"/>
  </office:meta>
</office:document-meta>
</file>